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cm" fo:padding-right="1cm" fo:padding-top="0cm" fo:padding-bottom="0.499c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татьи" style:master-page-name="First_20_Page">
      <style:paragraph-properties style:page-number="auto"/>
    </style:style>
    <style:style style:name="P15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h text:outline-level="2" text:is-list-header="true">Название статьи</text:h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 text:is-list-header="true">Подзаголовок</text:h>
      <text:p text:style-name="P8">Основной текст продолжается</text:p>
      <text:h text:style-name="Подзаголовок_20_статьи_20_2" text:outline-level="4" text:is-list-header="true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 text:is-list-header="true">Подзаголовок третьего уровня</text:h>
      <text:p text:style-name="P8">Основной текст заканчивается</text:p>
      <text:h text:style-name="Заголовок_20_списка_20_литературы" text:outline-level="3" text:is-list-header="true">Список литературы</text:h>
      <text:p text:style-name="P12">Текст списка литературы</text:p>
      <text:h text:style-name="P15" text:outline-level="3" text:is-list-header="true">References</text:h>
      <text:p text:style-name="P13">Текст списка литературы по-английски</text:p>
      <text:h text:style-name="Английское_20_название_20_статьи" text:outline-level="3" text:is-list-header="true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.7cm" style:auto-text-indent="false" style:writing-mode="pag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cm" fo:margin-right="0cm" fo:text-align="start" style:justify-single-word="false" fo:text-indent="0.7c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9cm" fo:margin-right="0cm" fo:text-align="justify" style:justify-single-word="false" fo:text-indent="-0.199cm" style:auto-text-indent="false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/>
    </style:style>
    <style:style style:name="Эпиграф" style:family="paragraph" style:parent-style-name="Text_20_body">
      <style:paragraph-properties fo:margin-left="0cm" fo:margin-right="0cm" fo:text-align="end" style:justify-single-word="false" fo:text-indent="0c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text-indent="0.9cm" style:auto-text-indent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0.7cm" fo:margin-right="0cm" fo:margin-top="0.3cm" fo:margin-bottom="0.3cm" loext:contextual-spacing="false" fo:text-align="start" style:justify-single-word="false" fo:text-indent="0c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0.7cm" fo:margin-right="0cm" fo:text-align="justify" style:justify-single-word="false" fo:text-indent="0c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/>
    <style:style style:name="Подзаголовок_20_статьи_20_2" style:display-name="Подзаголовок статьи 2" style:family="paragraph" style:parent-style-name="Heading_20_4"/>
    <style:style style:name="Подзаголовок_20_статьи_20_3" style:display-name="Подзаголовок статьи 3" style:family="paragraph" style:parent-style-name="Heading_20_5"/>
    <style:style style:name="Заголовок_20_списка_20_литературы" style:display-name="Заголовок списка литературы" style:family="paragraph" style:parent-style-name="Heading_20_3"/>
    <style:style style:name="Английское_20_название_20_статьи" style:display-name="Английское название статьи" style:family="paragraph" style:parent-style-name="Heading_20_3">
      <style:paragraph-properties fo:margin-top="0.6cm" fo:margin-bottom="0.21cm" loext:contextual-spacing="false" fo:padding-left="0cm" fo:padding-right="0cm" fo:padding-top="0.7cm" fo:padding-bottom="0c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padding-left="0cm" fo:padding-right="0cm" fo:padding-top="0cm" fo:padding-bottom="0.499c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07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2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3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3-21T12:17:39.151109423</dc:date>
    <meta:editing-duration>PT48M20S</meta:editing-duration>
    <meta:editing-cycles>13</meta:editing-cycles>
    <meta:generator>LibreOffice/5.4.4.2$Linux_X86_64 LibreOffice_project/2524958677847fb3bb44820e40380acbe820f960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